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65cm" fo:min-width="7.7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fill-color="#000000" draw:textarea-horizontal-align="justify" draw:textarea-vertical-align="middle" draw:auto-grow-height="false" fo:min-height="0.532cm" fo:min-width="0.40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="solid" draw:fill-color="#fff200" draw:opacity="42%" draw:textarea-horizontal-align="justify" draw:textarea-vertical-align="middle" draw:auto-grow-height="false" fo:min-height="2.014cm" fo:min-width="4.662cm"/>
    </style:style>
    <style:style style:name="gr5" style:family="graphic" style:parent-style-name="standard">
      <style:graphic-properties svg:stroke-color="#000000" draw:fill="solid" draw:fill-color="#729fcf" draw:opacity="57%" draw:textarea-horizontal-align="justify" draw:textarea-vertical-align="middle" draw:auto-grow-height="false" fo:min-height="2.014cm" fo:min-width="4.662cm"/>
    </style:style>
    <style:style style:name="gr6" style:family="graphic" style:parent-style-name="standard">
      <style:graphic-properties svg:stroke-color="#000000" draw:fill="solid" draw:fill-color="#f04e4d" draw:opacity="46%" draw:textarea-horizontal-align="justify" draw:textarea-vertical-align="middle" draw:auto-grow-height="false" fo:min-height="2.014cm" fo:min-width="4.662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05cm" fo:min-width="3.4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>
      <style:graphic-properties svg:stroke-color="#000000" draw:fill-color="#7da7d8" draw:textarea-horizontal-align="justify" draw:textarea-vertical-align="middle" draw:auto-grow-height="false" fo:min-height="1.26cm" fo:min-width="2.8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29cm" fo:min-width="3.043cm"/>
    </style:style>
    <style:style style:name="gr11" style:family="graphic" style:parent-style-name="standard">
      <style:graphic-properties svg:stroke-color="#000000" draw:fill="solid" draw:fill-color="#fff450" draw:textarea-horizontal-align="justify" draw:textarea-vertical-align="middle" draw:auto-grow-height="false" fo:min-height="0.45cm" fo:min-width="0.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1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color="#000000" draw:fill-color="#7da7d8" draw:textarea-horizontal-align="justify" draw:textarea-vertical-align="middle" draw:auto-grow-height="false" fo:min-height="2.05cm" fo:min-width="4.125cm"/>
    </style:style>
    <style:style style:name="gr19" style:family="graphic" style:parent-style-name="standard">
      <style:graphic-properties svg:stroke-color="#000000" draw:fill="solid" draw:fill-color="#fff450" draw:textarea-horizontal-align="justify" draw:textarea-vertical-align="middle" draw:auto-grow-height="false" fo:min-height="0.6cm" fo:min-width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solid" draw:fill-color="#fff200" draw:opacity="42%"/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solid" draw:fill-color="#729fcf" draw:opacity="57%"/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line-height="100%" fo:text-align="center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9" style:family="paragraph">
      <loext:graphic-properties draw:fill="solid" draw:fill-color="#f04e4d" draw:opacity="46%"/>
      <style:paragraph-properties fo:line-height="100%" fo:text-align="center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style:font-name="Liberation Sans1" fo:font-size="18pt" style:font-size-asian="18pt" style:font-size-complex="18pt"/>
    </style:style>
    <style:style style:name="P11" style:family="paragraph">
      <style:paragraph-properties fo:line-height="115%" fo:text-align="center"/>
      <style:text-properties fo:font-size="14pt" style:font-size-asian="14pt" style:font-size-complex="14pt"/>
    </style:style>
    <style:style style:name="P12" style:family="paragraph">
      <loext:graphic-properties draw:fill-color="#7da7d8"/>
      <style:paragraph-properties fo:line-height="115%"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fff450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10.9cm" svg:x="6.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8cm" svg:height="1.104cm" svg:x="2.153cm" svg:y="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75cm" svg:y1="5.956cm" svg:x2="2.75cm" svg:y2="8.162cm">
          <text:p/>
        </draw:line>
        <draw:line draw:style-name="gr3" draw:text-style-name="P1" draw:layer="layout" svg:x1="2.75cm" svg:y1="8.162cm" svg:x2="3.9cm" svg:y2="10.1cm">
          <text:p/>
        </draw:line>
        <draw:line draw:style-name="gr3" draw:text-style-name="P1" draw:layer="layout" svg:x1="2.75cm" svg:y1="8.162cm" svg:x2="1.8cm" svg:y2="10.2cm">
          <text:p/>
        </draw:line>
        <draw:line draw:style-name="gr3" draw:text-style-name="P1" draw:layer="layout" svg:x1="2.75cm" svg:y1="6.544cm" svg:x2="4.2cm" svg:y2="7.059cm">
          <text:p/>
        </draw:line>
        <draw:line draw:style-name="gr3" draw:text-style-name="P1" draw:layer="layout" svg:x1="2.75cm" svg:y1="6.544cm" svg:x2="1.3cm" svg:y2="7.059cm">
          <text:p/>
        </draw:line>
        <draw:custom-shape draw:style-name="gr4" draw:text-style-name="P4" draw:layer="layout" svg:width="7.3cm" svg:height="3.2cm" svg:x="6.6cm" svg:y="2.3cm">
          <text:p text:style-name="P3"><text:span text:style-name="T1">Jogar jogo</text:span></text:p>
          <text:p text:style-name="P3"><text:span text:style-name="T1">da velha contra o</text:span></text:p>
          <text:p text:style-name="P3"><text:span text:style-name="T1">computa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7.3cm" svg:height="3.2cm" svg:x="6.6cm" svg:y="5.9cm">
          <text:p text:style-name="P5"><text:span text:style-name="T2">Análise</text:span></text:p>
          <text:p text:style-name="P5"><text:span text:style-name="T3">Jogo contra si mesmo, o</text:span></text:p>
          <text:p text:style-name="P5"><text:span text:style-name="T3">computador mostra qual é </text:span></text:p>
          <text:p text:style-name="P5"><text:span text:style-name="T3">a melhor jogada</text:span></text:p>
          <text:p text:style-name="P5"><text:span text:style-name="T3">possí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7.3cm" svg:height="3.2cm" svg:x="6.6cm" svg:y="9.4cm">
          <text:p text:style-name="P7"><text:span text:style-name="T2">Gerar arquivo</text:span></text:p>
          <text:p text:style-name="P8"><text:span text:style-name="T4">Contendo todas as</text:span></text:p>
          <text:p text:style-name="P8"><text:span text:style-name="T4">posições possíveis do jogo</text:span></text:p>
          <text:p text:style-name="P8"><text:span text:style-name="T4">e qual a melhor jogada em </text:span></text:p>
          <text:p text:style-name="P8"><text:span text:style-name="T4">cada caso</text:span><text:span text:style-name="T2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.9cm" svg:height="1.3cm" svg:x="8.5cm" svg:y="0.8cm">
          <text:p><text:span text:style-name="T6"/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cm" svg:y1="5.7cm" svg:x2="6.8cm" svg:y2="4.5cm">
          <text:p/>
        </draw:line>
        <draw:line draw:style-name="gr8" draw:text-style-name="P1" draw:layer="layout" svg:x1="4.4cm" svg:y1="7.3cm" svg:x2="6.7cm" svg:y2="7.4cm">
          <text:p/>
        </draw:line>
        <draw:line draw:style-name="gr8" draw:text-style-name="P1" draw:layer="layout" svg:x1="4.3cm" svg:y1="8.5cm" svg:x2="7cm" svg:y2="10.2cm">
          <text:p/>
        </draw:line>
        <draw:custom-shape draw:style-name="gr9" draw:text-style-name="P12" xml:id="id2" draw:id="id2" draw:layer="layout" svg:width="3.3cm" svg:height="1.51cm" svg:x="12.367cm" svg:y="17.79cm">
          <text:p text:style-name="P11"><text:span text:style-name="T3">Usuário</text:span></text:p>
          <text:p text:style-name="P11"><text:span text:style-name="T3">Jog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3.543cm" svg:height="1.54cm" svg:x="12.224cm" svg:y="22.5cm">
          <text:p text:style-name="P11"><text:span text:style-name="T3">C</text:span><text:span text:style-name="T3">o</text:span><text:span text:style-name="T3">m</text:span><text:span text:style-name="T3">p</text:span><text:span text:style-name="T3">ut</text:span><text:span text:style-name="T3">a</text:span><text:span text:style-name="T3">d</text:span><text:span text:style-name="T3">or</text:span></text:p>
          <text:p text:style-name="P11"><text:span text:style-name="T3">J</text:span><text:span text:style-name="T3">o</text:span><text:span text:style-name="T3">g</text:span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6cm" svg:height="1.4cm" svg:x="12.7cm" svg:y="20.1cm">
          <text:p text:style-name="P13"><text:span text:style-name="T5">fim de</text:span></text:p>
          <text:p text:style-name="P13"><text:span text:style-name="T5">jogo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15" draw:layer="layout" svg:width="0.8cm" svg:height="0.8cm" svg:x="1.8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8cm" svg:height="0.8cm" svg:x="15.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16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2cm" svg:y1="20.8cm" svg:x2="15.9cm" svg:y2="20.8cm">
          <text:p/>
        </draw:line>
        <draw:frame draw:style-name="gr15" draw:text-style-name="P17" draw:layer="layout" svg:width="1.23cm" svg:height="0.725cm" svg:x="14.77cm" svg:y="20cm">
          <draw:text-box>
            <text:p><text:span text:style-name="T5">Sim</text:span></text:p>
          </draw:text-box>
        </draw:frame>
        <draw:frame draw:style-name="gr16" draw:text-style-name="P17" draw:layer="layout" svg:width="1.43cm" svg:height="0.825cm" svg:x="13.97cm" svg:y="21.575cm">
          <draw:text-box>
            <text:p><text:span text:style-name="T5">N</text:span><text:span text:style-name="T5">ã</text:span><text:span text:style-name="T5">o</text:span></text:p>
          </draw:text-box>
        </draw:frame>
        <draw:frame draw:style-name="gr17" draw:text-style-name="P18" draw:layer="layout" svg:width="2.682cm" svg:height="0.962cm" svg:x="1.5cm" svg:y="10.4cm">
          <draw:text-box>
            <text:p>Usuário</text:p>
          </draw:text-box>
        </draw:frame>
        <draw:frame draw:style-name="gr17" draw:text-style-name="P18" draw:layer="layout" svg:width="6.281cm" svg:height="0.962cm" svg:x="7.219cm" svg:y="0.938cm">
          <draw:text-box>
            <text:p><text:span text:style-name="T6">Funções do Sistema</text:span></text:p>
          </draw:text-box>
        </draw:frame>
        <draw:line draw:style-name="gr14" draw:text-style-name="P1" draw:layer="layout" svg:x1="14cm" svg:y1="19.3cm" svg:x2="14cm" svg:y2="20.1cm">
          <text:p/>
        </draw:line>
        <draw:line draw:style-name="gr14" draw:text-style-name="P1" draw:layer="layout" svg:x1="14cm" svg:y1="21.5cm" svg:x2="14cm" svg:y2="22.5cm">
          <text:p/>
        </draw:line>
        <draw:custom-shape draw:style-name="gr18" draw:text-style-name="P12" draw:layer="layout" svg:width="4.625cm" svg:height="2.3cm" svg:x="3.175cm" svg:y="19.8cm">
          <text:p text:style-name="P11"><text:span text:style-name="T3">Usuário</text:span></text:p>
          <text:p text:style-name="P11"><text:span text:style-name="T3">Informa se Deseja</text:span></text:p>
          <text:p text:style-name="P11"><text:span text:style-name="T3">Começar Jogando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" draw:id="id1" draw:layer="layout" svg:width="2.7cm" svg:height="1.7cm" svg:x="8.767cm" svg:y="20cm">
          <text:p text:style-name="P13"><text:span text:style-name="T5">usuário</text:span></text:p>
          <text:p text:style-name="P13"><text:span text:style-name="T5">começa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4" draw:text-style-name="P1" draw:layer="layout" svg:x1="10.117cm" svg:y1="20cm" svg:x2="12.367cm" svg:y2="18.545cm" draw:start-shape="id1" draw:start-glue-point="4" draw:end-shape="id2" draw:end-glue-point="3" svg:d="M10117 20000v-1455h2250" svg:viewBox="0 0 2251 1456">
          <text:p/>
        </draw:connector>
        <draw:connector draw:style-name="gr14" draw:text-style-name="P1" draw:layer="layout" svg:x1="10.117cm" svg:y1="21.7cm" svg:x2="12.224cm" svg:y2="23.27cm" draw:start-shape="id1" draw:start-glue-point="6" draw:end-shape="id3" svg:d="M10117 21700v1570h2107" svg:viewBox="0 0 2108 1571">
          <text:p/>
        </draw:connector>
        <draw:frame draw:style-name="gr17" draw:text-style-name="P17" draw:layer="layout" svg:width="1.23cm" svg:height="0.725cm" svg:x="10.237cm" svg:y="17.975cm">
          <draw:text-box>
            <text:p><text:span text:style-name="T5">Sim</text:span></text:p>
          </draw:text-box>
        </draw:frame>
        <draw:frame draw:style-name="gr17" draw:text-style-name="P17" draw:layer="layout" svg:width="1.281cm" svg:height="0.725cm" svg:x="10.237cm" svg:y="23.275cm">
          <draw:text-box>
            <text:p><text:span text:style-name="T5">N</text:span><text:span text:style-name="T5">ã</text:span><text:span text:style-name="T5">o</text:span></text:p>
          </draw:text-box>
        </draw:frame>
        <draw:line draw:style-name="gr14" draw:text-style-name="P1" draw:layer="layout" svg:x1="7.8cm" svg:y1="20.9cm" svg:x2="8.767cm" svg:y2="20.9cm">
          <text:p/>
        </draw:line>
        <draw:custom-shape draw:style-name="gr11" draw:text-style-name="P14" xml:id="id4" draw:id="id4" draw:layer="layout" svg:width="2.6cm" svg:height="1.4cm" svg:x="12.667cm" svg:y="24.8cm">
          <text:p text:style-name="P13"><text:span text:style-name="T5">fim de</text:span></text:p>
          <text:p text:style-name="P13"><text:span text:style-name="T5">jogo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15" draw:layer="layout" svg:width="0.8cm" svg:height="0.8cm" svg:x="15.867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6cm" svg:height="0.6cm" svg:x="15.967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167cm" svg:y1="25.5cm" svg:x2="15.9cm" svg:y2="25.5cm">
          <text:p/>
        </draw:line>
        <draw:frame draw:style-name="gr15" draw:text-style-name="P17" draw:layer="layout" svg:width="1.23cm" svg:height="0.725cm" svg:x="14.77cm" svg:y="24.775cm">
          <draw:text-box>
            <text:p><text:span text:style-name="T5">Sim</text:span></text:p>
          </draw:text-box>
        </draw:frame>
        <draw:frame draw:style-name="gr16" draw:text-style-name="P17" draw:layer="layout" svg:width="1.43cm" svg:height="0.825cm" svg:x="13.97cm" svg:y="26.6cm">
          <draw:text-box>
            <text:p><text:span text:style-name="T5">Não</text:span></text:p>
          </draw:text-box>
        </draw:frame>
        <draw:line draw:style-name="gr14" draw:text-style-name="P1" draw:layer="layout" svg:x1="13.967cm" svg:y1="24cm" svg:x2="13.967cm" svg:y2="24.8cm">
          <text:p/>
        </draw:line>
        <draw:line draw:style-name="gr14" draw:text-style-name="P1" draw:layer="layout" svg:x1="2.6cm" svg:y1="21cm" svg:x2="3.2cm" svg:y2="21cm">
          <text:p/>
        </draw:line>
        <draw:connector draw:style-name="gr14" draw:text-style-name="P1" draw:layer="layout" draw:line-skew="0cm 1.732cm" svg:x1="13.967cm" svg:y1="26.2cm" svg:x2="15.667cm" svg:y2="18.545cm" draw:start-shape="id4" draw:start-glue-point="6" draw:end-shape="id2" draw:end-glue-point="1" svg:d="M13967 26200v502h3933v-8157h-2233" svg:viewBox="0 0 3934 81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11:27:45.061081591</meta:creation-date>
    <dc:date>2019-11-23T14:14:59.140513290</dc:date>
    <meta:editing-duration>PT40M59S</meta:editing-duration>
    <meta:editing-cycles>4</meta:editing-cycles>
    <meta:generator>LibreOffice/6.0.7.3$Linux_X86_64 LibreOffice_project/00m0$Build-3</meta:generator>
    <meta:document-statistic meta:object-count="43"/>
  </office:meta>
</office:document-meta>
</file>